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P1" style:parent-style-name="Nagłówekspisutreści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6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7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8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9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0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1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2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3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4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5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6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7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8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9" style:parent-style-name="Nagłówek1" style:list-style-name="LFO1" style:family="paragraph">
      <style:text-properties fo:font-size="18pt" style:font-size-asian="18pt" style:font-size-complex="18pt"/>
    </style:style>
    <style:style style:name="P20" style:parent-style-name="Nagłówek1" style:list-style-name="LFO1" style:family="paragraph">
      <style:text-properties fo:font-size="18pt" style:font-size-asian="18pt" style:font-size-complex="18pt"/>
    </style:style>
    <style:style style:name="P21" style:parent-style-name="Nagłówek1" style:list-style-name="LFO1" style:family="paragraph">
      <style:text-properties fo:font-size="18pt" style:font-size-asian="18pt" style:font-size-complex="18pt"/>
    </style:style>
    <style:style style:name="P22" style:parent-style-name="Nagłówek1" style:list-style-name="LFO1" style:family="paragraph">
      <style:text-properties fo:font-size="18pt" style:font-size-asian="18pt" style:font-size-complex="18pt"/>
    </style:style>
    <style:style style:name="P23" style:parent-style-name="Nagłówek1" style:list-style-name="LFO1" style:family="paragraph">
      <style:text-properties fo:font-size="18pt" style:font-size-asian="18pt" style:font-size-complex="18pt"/>
    </style:style>
    <style:style style:name="P24" style:parent-style-name="Nagłówek1" style:list-style-name="LFO1" style:family="paragraph">
      <style:text-properties fo:font-size="18pt" style:font-size-asian="18pt" style:font-size-complex="18pt"/>
    </style:style>
    <style:style style:name="P25" style:parent-style-name="Nagłówek1" style:list-style-name="LFO1" style:family="paragraph">
      <style:text-properties fo:font-size="18pt" style:font-size-asian="18pt" style:font-size-complex="18pt"/>
    </style:style>
    <style:style style:name="P26" style:parent-style-name="Nagłówek1" style:list-style-name="LFO1" style:family="paragraph">
      <style:text-properties fo:font-size="18pt" style:font-size-asian="18pt" style:font-size-complex="18pt"/>
    </style:style>
    <style:style style:name="P27" style:parent-style-name="Nagłówek1" style:list-style-name="LFO1" style:family="paragraph"/>
    <style:style style:name="T28" style:parent-style-name="Domyślnaczcionkaakapitu" style:family="text">
      <style:text-properties fo:font-size="18pt" style:font-size-asian="18pt" style:font-size-complex="18pt"/>
    </style:style>
    <style:style style:name="P29" style:parent-style-name="Nagłówek1" style:list-style-name="LFO1" style:family="paragraph">
      <style:text-properties fo:font-size="18pt" style:font-size-asian="18pt" style:font-size-complex="18pt"/>
    </style:style>
    <style:style style:name="P30" style:parent-style-name="Nagłówek1" style:list-style-name="LFO1" style:family="paragraph">
      <style:text-properties fo:font-size="18pt" style:font-size-asian="18pt" style:font-size-complex="18pt"/>
    </style:style>
    <style:style style:name="P31" style:parent-style-name="Nagłówek2" style:list-style-name="LFO1" style:family="paragraph">
      <style:text-properties fo:font-size="14pt" style:font-size-asian="14pt" style:font-size-complex="14pt"/>
    </style:style>
    <style:style style:name="P32" style:parent-style-name="Nagłówek2" style:list-style-name="LFO1" style:family="paragraph">
      <style:text-properties fo:font-size="14pt" style:font-size-asian="14pt" style:font-size-complex="14pt"/>
    </style:style>
    <style:style style:name="P33" style:parent-style-name="Nagłówek2" style:list-style-name="LFO1" style:family="paragraph">
      <style:text-properties fo:font-size="14pt" style:font-size-asian="14pt" style:font-size-complex="14pt"/>
    </style:style>
    <style:style style:name="P34" style:parent-style-name="Nagłówek1" style:list-style-name="LFO1" style:family="paragraph">
      <style:text-properties fo:font-size="18pt" style:font-size-asian="18pt" style:font-size-complex="18pt"/>
    </style:style>
    <style:style style:name="P35" style:parent-style-name="Nagłówek2" style:list-style-name="LFO1" style:family="paragraph">
      <style:text-properties fo:font-size="14pt" style:font-size-asian="14pt" style:font-size-complex="14pt"/>
    </style:style>
    <style:style style:name="P36" style:parent-style-name="Nagłówek2" style:list-style-name="LFO1" style:family="paragraph"/>
    <style:style style:name="T37" style:parent-style-name="Domyślnaczcionkaakapitu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93442722" office:target-frame-name="_top" xlink:show="replace"><text:span text:style-name="Hiperłącze">1.</text:span><text:tab/><text:span text:style-name="Hiperłącze">Wstęp</text:span><text:tab/>1</text:a></text:p>
          <text:p text:style-name="P3"><text:a xlink:href="#_Toc193442723" office:target-frame-name="_top" xlink:show="replace"><text:span text:style-name="Hiperłącze">2.</text:span><text:tab/><text:span text:style-name="Hiperłącze">Zakres dokumentu</text:span><text:tab/>1</text:a></text:p>
          <text:p text:style-name="P4"><text:a xlink:href="#_Toc193442724" office:target-frame-name="_top" xlink:show="replace"><text:span text:style-name="Hiperłącze">3.</text:span><text:tab/><text:span text:style-name="Hiperłącze">Informacje o wersji/edycji aplikacji</text:span><text:tab/>1</text:a></text:p>
          <text:p text:style-name="P5"><text:a xlink:href="#_Toc193442725" office:target-frame-name="_top" xlink:show="replace"><text:span text:style-name="Hiperłącze">4.</text:span><text:tab/><text:span text:style-name="Hiperłącze">Charakterystyka komponentów/pakietów</text:span><text:tab/>1</text:a></text:p>
          <text:p text:style-name="P6"><text:a xlink:href="#_Toc193442726" office:target-frame-name="_top" xlink:show="replace"><text:span text:style-name="Hiperłącze">5.</text:span><text:tab/><text:span text:style-name="Hiperłącze">Lista pakietów aplikacji</text:span><text:tab/>1</text:a></text:p>
          <text:p text:style-name="P7"><text:a xlink:href="#_Toc193442727" office:target-frame-name="_top" xlink:show="replace"><text:span text:style-name="Hiperłącze">6.</text:span><text:tab/><text:span text:style-name="Hiperłącze">Diagram instalacji UML aplikacji</text:span><text:tab/>1</text:a></text:p>
          <text:p text:style-name="P8"><text:a xlink:href="#_Toc193442728" office:target-frame-name="_top" xlink:show="replace"><text:span text:style-name="Hiperłącze">7.</text:span><text:tab/><text:span text:style-name="Hiperłącze">Zmiany od poprzedniej wersji</text:span><text:tab/>1</text:a></text:p>
          <text:p text:style-name="P9"><text:a xlink:href="#_Toc193442729" office:target-frame-name="_top" xlink:show="replace"><text:span text:style-name="Hiperłącze">8.</text:span><text:tab/><text:span text:style-name="Hiperłącze">Konfiguracja środowiska przed instalacją</text:span><text:tab/>1</text:a></text:p>
          <text:p text:style-name="P10"><text:a xlink:href="#_Toc193442730" office:target-frame-name="_top" xlink:show="replace"><text:span text:style-name="Hiperłącze">9.</text:span><text:tab/><text:span text:style-name="Hiperłącze">Instrukcja instalacji</text:span><text:tab/>1</text:a></text:p>
          <text:p text:style-name="P11"><text:a xlink:href="#_Toc193442731" office:target-frame-name="_top" xlink:show="replace"><text:span text:style-name="Hiperłącze">10.</text:span><text:tab/><text:span text:style-name="Hiperłącze">Problemy i nieusunięte błędy</text:span><text:tab/>1</text:a></text:p>
          <text:p text:style-name="P12"><text:a xlink:href="#_Toc193442732" office:target-frame-name="_top" xlink:show="replace"><text:span text:style-name="Hiperłącze">11.</text:span><text:tab/><text:span text:style-name="Hiperłącze">Pakiety</text:span><text:tab/>1</text:a></text:p>
          <text:p text:style-name="P13"><text:a xlink:href="#_Toc193442733" office:target-frame-name="_top" xlink:show="replace"><text:span text:style-name="Hiperłącze">11.1</text:span><text:tab/><text:span text:style-name="Hiperłącze">Pakiet</text:span><text:tab/>1</text:a></text:p>
          <text:p text:style-name="P14"><text:a xlink:href="#_Toc193442734" office:target-frame-name="_top" xlink:show="replace"><text:span text:style-name="Hiperłącze">11.2</text:span><text:tab/><text:span text:style-name="Hiperłącze">Lista pakietów</text:span><text:tab/>1</text:a></text:p>
          <text:p text:style-name="P15"><text:a xlink:href="#_Toc193442735" office:target-frame-name="_top" xlink:show="replace"><text:span text:style-name="Hiperłącze">11.3</text:span><text:tab/><text:span text:style-name="Hiperłącze">Instrukcja kompilacji</text:span><text:tab/>1</text:a></text:p>
          <text:p text:style-name="P16"><text:a xlink:href="#_Toc193442736" office:target-frame-name="_top" xlink:show="replace"><text:span text:style-name="Hiperłącze">12.</text:span><text:tab/><text:span text:style-name="Hiperłącze">Specyfikacja unit testów</text:span><text:tab/>1</text:a></text:p>
          <text:p text:style-name="P17"><text:a xlink:href="#_Toc193442737" office:target-frame-name="_top" xlink:show="replace"><text:span text:style-name="Hiperłącze">12.1</text:span><text:tab/><text:span text:style-name="Hiperłącze">Lista wykonanych test case’ów</text:span><text:tab/>1</text:a></text:p>
          <text:p text:style-name="P18"><text:a xlink:href="#_Toc193442738" office:target-frame-name="_top" xlink:show="replace"><text:span text:style-name="Hiperłącze">12.2</text:span><text:tab/><text:span text:style-name="Hiperłącze">Raport o błędach</text:span><text:tab/>1</text:a></text:p>
        </text:index-body>
      </text:table-of-content>
      <text:p text:style-name="Normalny"/>
      <text:p text:style-name="Normalny"/>
      <text:list text:style-name="LFO1" text:continue-numbering="true">
        <text:list-item>
          <text:p text:style-name="P19"><text:bookmark-start text:name="_Toc193441635"/><text:bookmark-start text:name="_Toc193442722"/><text:soft-page-break/>Wstęp<text:bookmark-end text:name="_Toc193441635"/><text:bookmark-end text:name="_Toc193442722"/></text:p>
        </text:list-item>
      </text:list>
      <text:list text:style-name="LFO1" text:continue-numbering="true">
        <text:list-item>
          <text:p text:style-name="P20"><text:bookmark-start text:name="_Toc193442723"/>Zakres dokumentu<text:bookmark-end text:name="_Toc193442723"/></text:p>
        </text:list-item>
      </text:list>
      <text:list text:style-name="LFO1" text:continue-numbering="true">
        <text:list-item>
          <text:p text:style-name="P21"><text:bookmark-start text:name="_Toc193442724"/>Informacje o wersji/edycji aplikacji<text:bookmark-end text:name="_Toc193442724"/></text:p>
        </text:list-item>
      </text:list>
      <text:list text:style-name="LFO1" text:continue-numbering="true">
        <text:list-item>
          <text:p text:style-name="P22"><text:bookmark-start text:name="_Toc193442725"/>Charakterystyka komponentów/pakietów<text:bookmark-end text:name="_Toc193442725"/></text:p>
        </text:list-item>
      </text:list>
      <text:list text:style-name="LFO1" text:continue-numbering="true">
        <text:list-item>
          <text:p text:style-name="P23"><text:bookmark-start text:name="_Toc193442726"/>Lista pakietów aplikacji<text:bookmark-end text:name="_Toc193442726"/></text:p>
        </text:list-item>
      </text:list>
      <text:list text:style-name="LFO1" text:continue-numbering="true">
        <text:list-item>
          <text:p text:style-name="P24"><text:bookmark-start text:name="_Toc193442727"/>Diagram instalacji UML aplikacji<text:bookmark-end text:name="_Toc193442727"/></text:p>
        </text:list-item>
      </text:list>
      <text:list text:style-name="LFO1" text:continue-numbering="true">
        <text:list-item>
          <text:p text:style-name="P25"><text:bookmark-start text:name="_Toc193442728"/>Zmiany od poprzedniej wersji<text:bookmark-end text:name="_Toc193442728"/></text:p>
        </text:list-item>
      </text:list>
      <text:list text:style-name="LFO1" text:continue-numbering="true">
        <text:list-item>
          <text:p text:style-name="P26"><text:bookmark-start text:name="_Toc193442729"/>Konfiguracja środowiska przed instalacją<text:bookmark-end text:name="_Toc193442729"/></text:p>
        </text:list-item>
      </text:list>
      <text:list text:style-name="LFO1" text:continue-numbering="true">
        <text:list-item>
          <text:p text:style-name="P27"><text:bookmark-start text:name="_Toc193442730"/><text:span text:style-name="T28">Instrukcja instalacji</text:span><text:bookmark-end text:name="_Toc193442730"/></text:p>
        </text:list-item>
      </text:list>
      <text:list text:style-name="LFO1" text:continue-numbering="true">
        <text:list-item>
          <text:p text:style-name="P29"><text:bookmark-start text:name="_Toc193442731"/>Problemy i nieusunięte błędy<text:bookmark-end text:name="_Toc193442731"/></text:p>
        </text:list-item>
      </text:list>
      <text:list text:style-name="LFO1" text:continue-numbering="true">
        <text:list-item>
          <text:p text:style-name="P30"><text:bookmark-start text:name="_Toc193442732"/>Pakiety<text:bookmark-end text:name="_Toc193442732"/></text:p>
        </text:list-item>
      </text:list>
      <text:list text:style-name="LFO1" text:continue-numbering="true">
        <text:list-item>
          <text:list>
            <text:list-item>
              <text:p text:style-name="P31"><text:bookmark-start text:name="_Toc193442733"/>Pakiet<text:bookmark-end text:name="_Toc193442733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2"><text:bookmark-start text:name="_Toc193442734"/>Lista pakietów<text:bookmark-end text:name="_Toc193442734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3"><text:bookmark-start text:name="_Toc193442735"/>Instrukcja kompilacji<text:bookmark-end text:name="_Toc193442735"/></text:p>
            </text:list-item>
          </text:list>
        </text:list-item>
      </text:list>
      <text:list text:style-name="LFO1" text:continue-numbering="true">
        <text:list-item>
          <text:p text:style-name="P34"><text:bookmark-start text:name="_Toc193442736"/>Specyfikacja unit testów<text:bookmark-end text:name="_Toc193442736"/></text:p>
        </text:list-item>
      </text:list>
      <text:list text:style-name="LFO1" text:continue-numbering="true">
        <text:list-item>
          <text:list>
            <text:list-item>
              <text:p text:style-name="P35"><text:bookmark-start text:name="_Toc193442737"/>Lista wykonanych test case’ów<text:bookmark-end text:name="_Toc193442737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6"><text:bookmark-start text:name="_Toc193442738"/><text:span text:style-name="T37">Raport o błędach</text:span><text:bookmark-end text:name="_Toc193442738"/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style:style style:name="Nagłówekspisutreści" style:display-name="Nagłówek spisu treści" style:family="paragraph" style:parent-style-name="Nagłówek1" style:next-style-name="Normalny">
      <style:paragraph-properties fo:margin-top="0.1666in" fo:margin-bottom="0in" fo:line-height="107%"/>
      <style:text-properties style:letter-kerning="false" fo:font-size="16pt" style:font-size-asian="16pt" style:font-size-complex="16pt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21T08:40:00Z</meta:creation-date>
    <dc:date>2025-03-21T08:45:00Z</dc:date>
    <meta:template xlink:href="Normal.dotm" xlink:type="simple"/>
    <meta:editing-cycles>1</meta:editing-cycles>
    <meta:editing-duration>PT300S</meta:editing-duration>
    <meta:document-statistic meta:page-count="2" meta:paragraph-count="4" meta:word-count="289" meta:character-count="2024" meta:row-count="14" meta:non-whitespace-character-count="1739"/>
  </office:meta>
</office:document-meta>
</file>